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notationInstanceImpl.getAnnotatio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InstanceImpl.getPo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InstanceImpl.AnnotationInstanceImpl( com . sun . mirror . declaration . AnnotationMirror delegate , TypesystemElement containing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nnotationInstanceImpl.getElementValu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nnotationInstanceImpl.getDeleg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InstanceImpl.getContaining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